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Raymond Yee</meta:initial-creator>
    <meta:creation-date>2007-06-02T09:09:18</meta:creation-date>
    <dc:creator>Raymond Yee</dc:creator>
    <dc:date>2007-06-02T09:10:17</dc:date>
    <dc:language>en-US</dc:language>
    <meta:editing-cycles>2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2"/>
  </office:meta>
</office:document-meta>
</file>